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CompletionEvent.setSuccess( boolean su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CompletionEvent.is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CompletionEvent.ScopeCompletionEvent( boolean success , QName 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opeCompletionEvent.get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CompletionEvent.setFault( QName 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